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187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61"/>
    <style:style style:name="ce2" style:family="table-cell" style:parent-style-name="Default" style:data-style-name="N10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stoque de Bebi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Bebida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Momento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Suco Lata Laran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Suco Lata U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Suco Lata Pêsse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Refri Lata Guaran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Refri Lata So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Refri Lata Co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Refri Lata Coca Z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  <table:table-row table:style-name="ro1">
          <table:table-cell office:value-type="string" calcext:value-type="string">
            <text:p>Refri Garrafa 600ml Co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00 01/01/2000</text:p>
          </table:table-cell>
        </table:table-row>
      </table:table>
      <table:table table:name="Cardápi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Pre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go c/ Catupiry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guerit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sarel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rinjel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labresa Moíd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tia de Pizz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nana c/ Canel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bida</text:p>
          </table:table-cell>
          <table:table-cell table:number-columns-repeated="2" office:value-type="string" calcext:value-type="string">
            <text:p>Água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Laranj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Uv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Pêssego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Lata Guaraná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Lata Sod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Lata Coca-Col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Lata Coca-Cola Zero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Refrigerante</text:p>
          </table:table-cell>
          <table:table-cell office:value-type="string" calcext:value-type="string">
            <text:p>Garrafa 600ml Coca-Col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edido" table:style-name="ta1"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mento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ago</text:p>
          </table:table-cell>
          <table:table-cell table:style-name="Default" office:value-type="string" calcext:value-type="string">
            <text:p>Dinheiro</text:p>
          </table:table-cell>
          <table:table-cell table:style-name="Default" office:value-type="string" calcext:value-type="string">
            <text:p>PIX</text:p>
          </table:table-cell>
          <table:table-cell table:style-name="Default" office:value-type="string" calcext:value-type="string">
            <text:p>Cartão Débito</text:p>
          </table:table-cell>
          <table:table-cell table:style-name="Default" office:value-type="string" calcext:value-type="string">
            <text:p>Cartão Crédito</text:p>
          </table:table-cell>
          <table:table-cell table:style-name="Default" office:value-type="string" calcext:value-type="string">
            <text:p>Outra forma</text:p>
          </table:table-cell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dido Itens" table:style-name="ta1"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edido</text:p>
          </table:table-cell>
          <table:table-cell office:value-type="string" calcext:value-type="string">
            <text:p>ID Cardápi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ç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decimal-places="1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P0" style:volatile="true">
      <number:text loext:blank-width-char="-"> </number:text>
      <number:fill-character> </number:fill-character>
      <number:number number:decimal-places="3" number:min-decimal-places="3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3" number:min-decimal-places="3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 loext:blank-width-char="-"> 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3:08.576918546</meta:creation-date>
    <dc:date>2024-09-19T15:46:56.954847737</dc:date>
    <meta:editing-duration>PT3H43M45S</meta:editing-duration>
    <meta:editing-cycles>9</meta:editing-cycles>
    <meta:generator>LibreOffice/24.2.5.2$Linux_X86_64 LibreOffice_project/420$Build-2</meta:generator>
    <meta:document-statistic meta:table-count="4" meta:cell-count="124" meta:object-count="0"/>
  </office:meta>
</office:document-meta>
</file>